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Preformatted_20_Text">
    </style:style>
  </office:automatic-styles>
  <office:body>
    <office:text>
      <text:h text:style-name="Heading_20_1" text:outline-level="1">Statements - afirmații</text:h>
      <text:p text:style-name="First_20_paragraph">Sunt un grup de cuvinte, numere și operatori care împlinesc o anumită sarcină.</text:p>
      <text:p text:style-name="Text_20_body">Exemplu:</text:p>
      <text:p text:style-name="P1">var a = x + 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